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tegoriz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00Q1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c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d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e.png</text:p>
          </table:table-cell>
          <table:table-cell office:value-type="string" calcext:value-type="string">
            <text:p>1.1, 4.1</text:p>
          </table:table-cell>
        </table:table-row>
        <table:table-row table:style-name="ro1">
          <table:table-cell office:value-type="string" calcext:value-type="string">
            <text:p>00Q2a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0Q2b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0Q2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0Q2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0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0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0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0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0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0Q5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5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5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c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d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7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1Q1b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2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1Q2b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2c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2d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4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1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5a.png</text:p>
          </table:table-cell>
          <table:table-cell office:value-type="string" calcext:value-type="string">
            <text:p>circuits, experiment</text:p>
          </table:table-cell>
        </table:table-row>
        <table:table-row table:style-name="ro1">
          <table:table-cell office:value-type="string" calcext:value-type="string">
            <text:p>01Q5b.png</text:p>
          </table:table-cell>
          <table:table-cell office:value-type="string" calcext:value-type="string">
            <text:p>circuits, experiment</text:p>
          </table:table-cell>
        </table:table-row>
        <table:table-row table:style-name="ro1">
          <table:table-cell office:value-type="string" calcext:value-type="string">
            <text:p>01Q5c.png</text:p>
          </table:table-cell>
          <table:table-cell office:value-type="string" calcext:value-type="string">
            <text:p>circuits, experiment</text:p>
          </table:table-cell>
        </table:table-row>
        <table:table-row table:style-name="ro1">
          <table:table-cell office:value-type="string" calcext:value-type="string">
            <text:p>01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1a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2BQ1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2BQ1c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B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BQ1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BQ2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2BQ2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2BQ2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2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2e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B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B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B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2Q1b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2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Q2a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2Q2b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2Q2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2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c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d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3B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3B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BQ1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3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6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6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3Q1b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e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4a.png</text:p>
          </table:table-cell>
          <table:table-cell office:value-type="string" calcext:value-type="string">
            <text:p>experiment, optics</text:p>
          </table:table-cell>
        </table:table-row>
        <table:table-row table:style-name="ro1">
          <table:table-cell office:value-type="string" calcext:value-type="string">
            <text:p>03Q4b.png</text:p>
          </table:table-cell>
          <table:table-cell office:value-type="string" calcext:value-type="string">
            <text:p>experiment, optics</text:p>
          </table:table-cell>
        </table:table-row>
        <table:table-row table:style-name="ro1">
          <table:table-cell office:value-type="string" calcext:value-type="string">
            <text:p>03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6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3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1a.png</text:p>
          </table:table-cell>
          <table:table-cell office:value-type="string" calcext:value-type="string">
            <text:p>3.6, 4.3</text:p>
          </table:table-cell>
        </table:table-row>
        <table:table-row table:style-name="ro1">
          <table:table-cell office:value-type="string" calcext:value-type="string">
            <text:p>04BQ1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4B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BQ1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BQ1e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B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e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3a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b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d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e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4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2e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2f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4a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b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d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6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4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4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B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BQ2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BQ2b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BQ2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BQ2d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5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4a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b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c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d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e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BQ6c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BQ6d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Q1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Q2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Q2b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Q2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5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4a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b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c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d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e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Q6b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Q6c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1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6BQ1b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c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d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e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2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6BQ2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6B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BQ2d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6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B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BQ4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6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6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6Q1e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6Q1f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6Q2a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2b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2c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4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7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BQ1d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7BQ1e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7B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6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d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7Q1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7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6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d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e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1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8BQ1b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8BQ1c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8B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2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8BQ2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8B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2d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8BQ2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f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8Q1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8Q1c.png</text:p>
          </table:table-cell>
          <table:table-cell office:value-type="string" calcext:value-type="string">
            <text:p>5.4, 4.3</text:p>
          </table:table-cell>
        </table:table-row>
        <table:table-row table:style-name="ro1">
          <table:table-cell office:value-type="string" calcext:value-type="string">
            <text:p>08Q2a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8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6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1a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9BQ1b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1c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1d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3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9Q1b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c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d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e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6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BQ1b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0B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0B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0BQ2a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c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d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e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4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5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6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0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0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Q1d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0Q1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Q2c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2d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2e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6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6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6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1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f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BQ2a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b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c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d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3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e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1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1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1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Q1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Q1e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Q1f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3a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b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c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d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e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e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2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f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2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2Q2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2Q2c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2Q2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2Q2e.png</text:p>
          </table:table-cell>
          <table:table-cell office:value-type="string" calcext:value-type="string">
            <text:p>5.4, 4.3</text:p>
          </table:table-cell>
        </table:table-row>
        <table:table-row table:style-name="ro1">
          <table:table-cell office:value-type="string" calcext:value-type="string">
            <text:p>12Q3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5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6a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6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6c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1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2a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3Q2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Q2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3Q2d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3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Q3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3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3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4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Q4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Q4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3Q4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3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6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4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Q1d.png</text:p>
          </table:table-cell>
          <table:table-cell office:value-type="string" calcext:value-type="string">
            <text:p>3.6, 1.1</text:p>
          </table:table-cell>
        </table:table-row>
        <table:table-row table:style-name="ro1">
          <table:table-cell office:value-type="string" calcext:value-type="string">
            <text:p>14Q1e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4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3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7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5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5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5Q2a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2b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2c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2d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3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4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Q4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5Q4c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5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5Q5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5Q5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6Q1a.png</text:p>
          </table:table-cell>
          <table:table-cell office:value-type="string" calcext:value-type="string">
            <text:p>2.5, 7.2</text:p>
          </table:table-cell>
        </table:table-row>
        <table:table-row table:style-name="ro1">
          <table:table-cell office:value-type="string" calcext:value-type="string">
            <text:p>16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1c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6Q2a.png</text:p>
          </table:table-cell>
          <table:table-cell office:value-type="string" calcext:value-type="string">
            <text:p>5.4, experiment</text:p>
          </table:table-cell>
        </table:table-row>
        <table:table-row table:style-name="ro1">
          <table:table-cell office:value-type="string" calcext:value-type="string">
            <text:p>16Q2b.png</text:p>
          </table:table-cell>
          <table:table-cell office:value-type="string" calcext:value-type="string">
            <text:p>5.4, experiment</text:p>
          </table:table-cell>
        </table:table-row>
        <table:table-row table:style-name="ro1">
          <table:table-cell office:value-type="string" calcext:value-type="string">
            <text:p>16Q2c.png</text:p>
          </table:table-cell>
          <table:table-cell office:value-type="string" calcext:value-type="string">
            <text:p>5.4, experiment</text:p>
          </table:table-cell>
        </table:table-row>
        <table:table-row table:style-name="ro1">
          <table:table-cell office:value-type="string" calcext:value-type="string">
            <text:p>16Q3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6Q3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3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3d.png</text:p>
          </table:table-cell>
          <table:table-cell table:style-name="ce1"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16Q4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6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6Q4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6Q5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6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7Q1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7Q1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7Q2a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7Q2b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7Q2c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17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7Q3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c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d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7Q3e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7Q4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7Q4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7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7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8Q1b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8Q1c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8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8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8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8Q3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8Q3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8Q3c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8Q3d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8Q4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4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4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1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9Q1b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9Q2a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9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3a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9Q3b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9Q3c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9Q3d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19Q4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9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9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5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21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1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1Q1c.png</text:p>
          </table:table-cell>
          <table:table-cell office:value-type="string" calcext:value-type="string">
            <text:p>4.3, 1.2</text:p>
          </table:table-cell>
        </table:table-row>
        <table:table-row table:style-name="ro1">
          <table:table-cell office:value-type="string" calcext:value-type="string">
            <text:p>21Q2a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21Q2b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21Q2c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21Q2d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21Q3a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21Q3b.png</text:p>
          </table:table-cell>
          <table:table-cell office:value-type="string" calcext:value-type="string">
            <text:p>2.6, experiment</text:p>
          </table:table-cell>
        </table:table-row>
        <table:table-row table:style-name="ro1">
          <table:table-cell office:value-type="string" calcext:value-type="string">
            <text:p>21Q3c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21Q4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4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5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5b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1Q5c.png</text:p>
          </table:table-cell>
          <table:table-cell office:value-type="float" office:value="7.4" calcext:value-type="float">
            <text:p>7.4</text:p>
          </table:table-cell>
        </table:table-row>
      </table:table>
      <table:table table:name="APPhysics1Topic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osition, Velocity, and Acceleration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Representations of Mo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The Gravitational Field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ontact Forces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Newton’s First Law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Newton’s Third Law and Free-Body Diagrams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Newton’s Second Law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string" calcext:value-type="string">
            <text:p>Applications of Newton’s Second Law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Vector Field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Fundamental Forces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Gravitational and Electric Forces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Gravitational Field/Acceleration Due to Gravity on Different Planets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Inertial vs Gravitational Mass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Centripetal Acceleration and Centripetal Force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Free-Body Diagrams for Objects in Uniform Circular Motion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Applications of Circular Motion and Gravitation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pen and Closed Systems: Energy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Work and Mechanical Energy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Conservation of Energy, the Work-Energy Principle, and Powe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Momentum and Impulse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Representations of Changes in Momentum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pen and Closed Systems: Momentum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Conservation of Linear Momentum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Period of Simple Harmonic Oscillators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Energy of a Simple Harmonic Oscillator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Rotational Kinematics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Torque and Angular Acceleration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Angular Momentum and Torque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string" calcext:value-type="string">
            <text:p>Conservation of Angular Moment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5:43:16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4:02:06.154000000</meta:creation-date>
    <meta:generator>LibreOffice/7.2.5.2$Windows_X86_64 LibreOffice_project/499f9727c189e6ef3471021d6132d4c694f357e5</meta:generator>
    <dc:date>2023-01-04T15:45:29.757000000</dc:date>
    <meta:editing-duration>P5DT6H43M33S</meta:editing-duration>
    <meta:editing-cycles>79</meta:editing-cycles>
    <meta:document-statistic meta:table-count="2" meta:cell-count="1668" meta:object-count="0"/>
  </office:meta>
</office:document-meta>
</file>